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24847542C25CFD80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top="0.4cm" fo:margin-bottom="0.4cm"/>
    </style:style>
    <style:style style:name="P3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.596cm" svg:height="4.946cm" svg:x="4.826cm" svg:y="1.783cm">
          <draw:image xlink:href="Pictures/100000000000030A0000024847542C25CFD80AF8.jpg" xlink:type="simple" xlink:show="embed" xlink:actuate="onLoad" loext:mime-type="image/jpeg">
            <text:p/>
          </draw:image>
        </draw:frame>
        <draw:frame draw:style-name="gr2" draw:text-style-name="P3" draw:layer="layout" svg:width="3.91cm" svg:height="3.166cm" svg:x="0.154cm" svg:y="2.859cm">
          <draw:text-box>
            <text:p text:style-name="P2"><text:span text:style-name="T1">Experimental setup:</text:span></text:p>
            <text:list text:style-name="L2">
              <text:list-header>
                <text:p text:style-name="P2"><text:span text:style-name="T2">Sensor and noise positions</text:span></text:p>
                <text:p text:style-name="P2"><text:span text:style-name="T3">Training dataset</text:span></text:p>
                <text:p text:style-name="P2"><text:span text:style-name="T3">Testing dataset</text:span></text:p>
                <text:p text:style-name="P2"><text:span text:style-name="T3">Model architecture</text:span></text:p>
              </text:list-header>
            </text:list>
          </draw:text-box>
        </draw:frame>
        <draw:frame draw:style-name="gr3" draw:text-style-name="P5" draw:layer="layout" svg:width="12.192cm" svg:height="0.887cm" svg:x="0cm" svg:y="0.002cm">
          <draw:text-box>
            <text:p text:style-name="P4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8T20:25:40.810600786</dc:date>
    <meta:editing-duration>PT5M46S</meta:editing-duration>
    <meta:editing-cycles>4</meta:editing-cycles>
    <meta:generator>LibreOffice/6.4.7.2$Linux_X86_64 LibreOffice_project/40$Build-2</meta:generator>
    <meta:document-statistic meta:object-count="3"/>
  </office:meta>
</office:document-meta>
</file>